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in" style:contextual-spacing="false" fo:line-height="100%"/>
    </style:style>
    <style:style style:name="P2" style:family="paragraph" style:parent-style-name="Standard" style:master-page-name="Standard">
      <style:paragraph-properties style:page-number="1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.1665in" fo:margin-bottom="0in" style:contextual-spacing="false" fo:line-height="100%"/>
      <style:text-properties fo:font-size="12pt" style:font-size-asian="12pt" style:font-size-complex="12pt"/>
    </style:style>
    <style:style style:name="P4" style:family="paragraph" style:parent-style-name="Standard">
      <style:paragraph-properties fo:margin-top="0.1665in" fo:margin-bottom="0in" style:contextual-spacing="false" fo:line-height="100%"/>
      <style:text-properties fo:font-size="12pt" officeooo:paragraph-rsid="00039829" style:font-size-asian="12pt" style:font-size-complex="12pt"/>
    </style:style>
    <style:style style:name="P5" style:family="paragraph" style:parent-style-name="Standard">
      <style:paragraph-properties fo:margin-top="0.1665in" fo:margin-bottom="0in" style:contextual-spacing="false" fo:line-height="100%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color="#c9211e" loext:opacity="100%" fo:font-size="12pt" style:font-size-asian="12pt" style:font-size-complex="12pt"/>
    </style:style>
    <style:style style:name="T5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èle relationnel</text:p>
      <text:p text:style-name="P1"><text:span text:style-name="T1">Employés_base</text:span><text:span text:style-name="T2">(</text:span><text:span text:style-name="T3">id_employé,</text:span><text:span text:style-name="T2"> nom_employé, mail_employé, téléphone_employé)</text:span></text:p>
      <text:p text:style-name="P1"><text:span text:style-name="T1">(View) Employés</text:span><text:span text:style-name="T2"> (</text:span><text:span text:style-name="T3">id_employé,</text:span><text:span text:style-name="T2"> nom_employé, mail_employé, téléphone_employé, </text:span><text:span text:style-name="T4">nbEmpruntsEnCours_employé</text:span><text:span text:style-name="T2">)</text:span></text:p>
      <text:p text:style-name="P1"><text:span text:style-name="T1">Réservations</text:span><text:span text:style-name="T2"> (</text:span><text:span text:style-name="T3">id_réservation</text:span><text:span text:style-name="T2">, id_employé, id_exemplaire, dateDebut_réservation, dateFin_réservation, dateEmprunt_réservation, dateRetourEffective_réservation)</text:span></text:p>
      <text:p text:style-name="P1"><text:span text:style-name="T1">Exemplaires</text:span><text:span text:style-name="T2"> (</text:span><text:span text:style-name="T3">id_exemplaire</text:span><text:span text:style-name="T2">, id_matériel, id_indisponibilité, état_exemplaire)</text:span></text:p>
      <text:p text:style-name="P1"><text:span text:style-name="T1">Indisponibilités</text:span><text:span text:style-name="T2">(</text:span><text:span text:style-name="T3">id_ indisponibilité</text:span><text:span text:style-name="T2">, description_indisponibilité)</text:span></text:p>
      <text:p text:style-name="P1"><text:span text:style-name="T1">Matériels_base(</text:span><text:span text:style-name="T3">id_matériel</text:span><text:span text:style-name="T2">, libellé_matériel)</text:span></text:p>
      <text:p text:style-name="P1"><text:span text:style-name="T1">(View) Matériels</text:span><text:span text:style-name="T2"> (</text:span><text:span text:style-name="T3">id_matériel</text:span><text:span text:style-name="T2">, libellé_matériel, </text:span><text:span text:style-name="T4">nbEmpruntsEnCours_matériel</text:span><text:span text:style-name="T2">)</text:span></text:p>
      <text:p text:style-name="P1"><text:span text:style-name="T1">Catégories</text:span><text:span text:style-name="T2"> (</text:span><text:span text:style-name="T3">id_catégorie</text:span><text:span text:style-name="T2">, </text:span><text:span text:style-name="T3">libellé_catégorie</text:span><text:span text:style-name="T2">, nbEmpruntsMax_catégorie)</text:span></text:p>
      <text:p text:style-name="P1"><text:span text:style-name="T1">Sous-Catégories(</text:span><text:span text:style-name="T3">id_sous_catégorie, </text:span><text:span text:style-name="T2">id_catégorie</text:span><text:span text:style-name="T3">, libellé_sous_catégorie,</text:span><text:span text:style-name="T2"> id_parent_sous_categorie)</text:span></text:p>
      <text:p text:style-name="P1"><text:span text:style-name="T1">Contraintes d’intégrité référentielle</text:span></text:p>
      <text:p text:style-name="P3">Réservations[id_employé] ⊆ Employés_base[id_employé]</text:p>
      <text:p text:style-name="P3">Réservations[id_exemplaire] ⊆ Exemplaires[id_exemplaire]</text:p>
      <text:p text:style-name="P3">Exemplaires[id_indisponibilité] ⊆ Indisponibilité[id_indisponibilité]</text:p>
      <text:p text:style-name="P3">Exemplaires[id_matériel] ⊆ Matériels_base[id_matériel]</text:p>
      <text:p text:style-name="P3">Matériels_base[libellé_matériel] ⊆ Catégorie[libellé_catégorie]</text:p>
      <text:p text:style-name="P3">Sous-Catégories[id_catégorie] ⊆ Catégories[id_catégorie]</text:p>
      <text:p text:style-name="P4">Sous-Catégories[id_parent_sous_categorie] ⊆ Catégories[id_sous_catégorie]<text:line-break/><text:line-break/><text:span text:style-name="T5">D’autres contraintes éventuelles</text:span></text:p>
      <text:p text:style-name="P3">Réservation.dateRetourEffective_réservation &gt;= Réservation.dateEmprunt_réservation</text:p>
      <text:p text:style-name="P3">Réservation.dateEmprunt_réservation &gt;= Réservation.dateDebut_réservation</text:p>
      <text:p text:style-name="P3">Réservation.dateEmprunt_réservation &lt;= Réservation.dateFin_réservation<text:line-break/></text:p>
      <text:p text:style-name="P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print-date>2025-04-18T15:41:46.255619862</meta:print-date>
    <meta:printed-by>PDF files</meta:printed-by>
    <dc:date>2025-04-18T15:41:50.470304253</dc:date>
    <meta:editing-duration>PT4S</meta:editing-duration>
    <meta:editing-cycles>1</meta:editing-cycles>
    <meta:document-statistic meta:table-count="0" meta:image-count="0" meta:object-count="0" meta:page-count="1" meta:paragraph-count="21" meta:word-count="80" meta:character-count="1498" meta:non-whitespace-character-count="1437"/>
  </office:meta>
</office:document-meta>
</file>